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3" style:family="table-column">
      <style:table-column-properties style:column-width="0.3027in" style:use-optimal-column-width="false"/>
    </style:style>
    <style:style style:name="TableColumn24" style:family="table-column">
      <style:table-column-properties style:column-width="0.177in" style:use-optimal-column-width="false"/>
    </style:style>
    <style:style style:name="TableColumn25" style:family="table-column">
      <style:table-column-properties style:column-width="0.1027in" style:use-optimal-column-width="false"/>
    </style:style>
    <style:style style:name="TableColumn26" style:family="table-column">
      <style:table-column-properties style:column-width="0.875in" style:use-optimal-column-width="false"/>
    </style:style>
    <style:style style:name="TableColumn27" style:family="table-column">
      <style:table-column-properties style:column-width="1.5159in" style:use-optimal-column-width="false"/>
    </style:style>
    <style:style style:name="TableColumn28" style:family="table-column">
      <style:table-column-properties style:column-width="0.2381in" style:use-optimal-column-width="false"/>
    </style:style>
    <style:style style:name="TableColumn29" style:family="table-column">
      <style:table-column-properties style:column-width="0.2381in" style:use-optimal-column-width="false"/>
    </style:style>
    <style:style style:name="TableColumn30" style:family="table-column">
      <style:table-column-properties style:column-width="0.2381in" style:use-optimal-column-width="false"/>
    </style:style>
    <style:style style:name="TableColumn31" style:family="table-column">
      <style:table-column-properties style:column-width="0.2381in" style:use-optimal-column-width="false"/>
    </style:style>
    <style:style style:name="TableColumn32" style:family="table-column">
      <style:table-column-properties style:column-width="0.2381in" style:use-optimal-column-width="false"/>
    </style:style>
    <style:style style:name="TableColumn33" style:family="table-column">
      <style:table-column-properties style:column-width="0.2381in" style:use-optimal-column-width="false"/>
    </style:style>
    <style:style style:name="TableColumn34" style:family="table-column">
      <style:table-column-properties style:column-width="0.1319in" style:use-optimal-column-width="false"/>
    </style:style>
    <style:style style:name="TableColumn35" style:family="table-column">
      <style:table-column-properties style:column-width="0.1062in" style:use-optimal-column-width="false"/>
    </style:style>
    <style:style style:name="TableColumn36" style:family="table-column">
      <style:table-column-properties style:column-width="0.2381in" style:use-optimal-column-width="false"/>
    </style:style>
    <style:style style:name="TableColumn37" style:family="table-column">
      <style:table-column-properties style:column-width="0.2381in" style:use-optimal-column-width="false"/>
    </style:style>
    <style:style style:name="TableColumn38" style:family="table-column">
      <style:table-column-properties style:column-width="0.2381in" style:use-optimal-column-width="false"/>
    </style:style>
    <style:style style:name="TableColumn39" style:family="table-column">
      <style:table-column-properties style:column-width="0.2381in" style:use-optimal-column-width="false"/>
    </style:style>
    <style:style style:name="TableColumn40" style:family="table-column">
      <style:table-column-properties style:column-width="0.2381in" style:use-optimal-column-width="false"/>
    </style:style>
    <style:style style:name="TableColumn41" style:family="table-column">
      <style:table-column-properties style:column-width="0.2381in" style:use-optimal-column-width="false"/>
    </style:style>
    <style:style style:name="TableColumn42" style:family="table-column">
      <style:table-column-properties style:column-width="0.0125in" style:use-optimal-column-width="false"/>
    </style:style>
    <style:style style:name="TableColumn43" style:family="table-column">
      <style:table-column-properties style:column-width="0.2256in" style:use-optimal-column-width="false"/>
    </style:style>
    <style:style style:name="TableColumn44" style:family="table-column">
      <style:table-column-properties style:column-width="0.0388in" style:use-optimal-column-width="false"/>
    </style:style>
    <style:style style:name="TableColumn45" style:family="table-column">
      <style:table-column-properties style:column-width="0.1993in" style:use-optimal-column-width="false"/>
    </style:style>
    <style:style style:name="TableColumn46" style:family="table-column">
      <style:table-column-properties style:column-width="0.2381in" style:use-optimal-column-width="false"/>
    </style:style>
    <style:style style:name="TableColumn47" style:family="table-column">
      <style:table-column-properties style:column-width="0.2381in" style:use-optimal-column-width="false"/>
    </style:style>
    <style:style style:name="TableColumn48" style:family="table-column">
      <style:table-column-properties style:column-width="0.2381in" style:use-optimal-column-width="false"/>
    </style:style>
    <style:style style:name="TableColumn49" style:family="table-column">
      <style:table-column-properties style:column-width="0.2381in" style:use-optimal-column-width="false"/>
    </style:style>
    <style:style style:name="TableColumn50" style:family="table-column">
      <style:table-column-properties style:column-width="0.2381in" style:use-optimal-column-width="false"/>
    </style:style>
    <style:style style:name="TableColumn51" style:family="table-column">
      <style:table-column-properties style:column-width="0.2381in" style:use-optimal-column-width="false"/>
    </style:style>
    <style:style style:name="TableColumn52" style:family="table-column">
      <style:table-column-properties style:column-width="0.2381in" style:use-optimal-column-width="false"/>
    </style:style>
    <style:style style:name="TableColumn53" style:family="table-column">
      <style:table-column-properties style:column-width="0.0145in" style:use-optimal-column-width="false"/>
    </style:style>
    <style:style style:name="TableColumn54" style:family="table-column">
      <style:table-column-properties style:column-width="0.2236in" style:use-optimal-column-width="false"/>
    </style:style>
    <style:style style:name="TableColumn55" style:family="table-column">
      <style:table-column-properties style:column-width="0.0055in" style:use-optimal-column-width="false"/>
    </style:style>
    <style:style style:name="TableColumn56" style:family="table-column">
      <style:table-column-properties style:column-width="0.2326in" style:use-optimal-column-width="false"/>
    </style:style>
    <style:style style:name="TableColumn57" style:family="table-column">
      <style:table-column-properties style:column-width="0.2381in" style:use-optimal-column-width="false"/>
    </style:style>
    <style:style style:name="TableColumn58" style:family="table-column">
      <style:table-column-properties style:column-width="0.2381in" style:use-optimal-column-width="false"/>
    </style:style>
    <style:style style:name="TableColumn59" style:family="table-column">
      <style:table-column-properties style:column-width="0.2381in" style:use-optimal-column-width="false"/>
    </style:style>
    <style:style style:name="TableColumn60" style:family="table-column">
      <style:table-column-properties style:column-width="0.2381in" style:use-optimal-column-width="false"/>
    </style:style>
    <style:style style:name="TableColumn61" style:family="table-column">
      <style:table-column-properties style:column-width="0.2381in" style:use-optimal-column-width="false"/>
    </style:style>
    <style:style style:name="TableColumn62" style:family="table-column">
      <style:table-column-properties style:column-width="0.2381in" style:use-optimal-column-width="false"/>
    </style:style>
    <style:style style:name="TableColumn63" style:family="table-column">
      <style:table-column-properties style:column-width="0.2388in" style:use-optimal-column-width="false"/>
    </style:style>
    <style:style style:name="Table22" style:family="table">
      <style:table-properties style:width="10.3583in" fo:margin-left="0in" table:align="center"/>
    </style:style>
    <style:style style:name="TableRow64" style:family="table-row">
      <style:table-row-properties style:min-row-height="0.2777in" style:use-optimal-row-height="false"/>
    </style:style>
    <style:style style:name="TableCell6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top="0.025in" fo:margin-bottom="0.025in" fo:margin-left="0.1013in" fo:margin-right="0.1916in">
        <style:tab-stops/>
      </style:paragraph-properties>
    </style:style>
    <style:style style:name="T67" style:parent-style-name="預設段落字型" style:family="text">
      <style:text-properties style:font-name-asian="標楷體"/>
    </style:style>
    <style:style style:name="TableCell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margin-top="0.025in" fo:margin-bottom="0.025in"/>
    </style:style>
    <style:style style:name="T70" style:parent-style-name="預設段落字型" style:family="text">
      <style:text-properties style:font-name="標楷體" style:font-name-asian="標楷體" fo:color="#FF0000"/>
    </style:style>
    <style:style style:name="T71" style:parent-style-name="預設段落字型" style:family="text">
      <style:text-properties style:font-name-asian="標楷體" fo:color="#FF0000"/>
    </style:style>
    <style:style style:name="TableCell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margin-top="0.025in" fo:margin-bottom="0.025in" fo:margin-right="0.0201in" fo:text-indent="-0.0319in"/>
    </style:style>
    <style:style style:name="T74" style:parent-style-name="預設段落字型" style:family="text">
      <style:text-properties style:font-name-asian="標楷體"/>
    </style:style>
    <style:style style:name="T75" style:parent-style-name="預設段落字型" style:family="text">
      <style:text-properties style:font-name-asian="標楷體" fo:font-size="11pt" style:font-size-asian="11pt" style:font-size-complex="11pt"/>
    </style:style>
    <style:style style:name="T76" style:parent-style-name="預設段落字型" style:family="text">
      <style:text-properties style:font-name-asian="標楷體" fo:font-size="11pt" style:font-size-asian="11pt" style:font-size-complex="11pt"/>
    </style:style>
    <style:style style:name="T77" style:parent-style-name="預設段落字型" style:family="text">
      <style:text-properties style:font-name-asian="標楷體" fo:font-size="11pt" style:font-size-asian="11pt" style:font-size-complex="11pt"/>
    </style:style>
    <style:style style:name="TableCell7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margin-top="0.025in" fo:margin-bottom="0.025in"/>
    </style:style>
    <style:style style:name="T80" style:parent-style-name="預設段落字型" style:family="text">
      <style:text-properties style:font-name="標楷體" style:font-name-asian="標楷體" fo:color="#FF0000" fo:font-size="11pt" style:font-size-asian="11pt" style:font-size-complex="11pt"/>
    </style:style>
    <style:style style:name="T81" style:parent-style-name="預設段落字型" style:family="text">
      <style:text-properties style:font-name-asian="標楷體" fo:color="#FF0000" fo:font-size="11pt" style:font-size-asian="11pt" style:font-size-complex="11pt"/>
    </style:style>
    <style:style style:name="T82" style:parent-style-name="預設段落字型" style:family="text">
      <style:text-properties style:font-name-asian="標楷體" fo:color="#FF0000" fo:font-size="11pt" style:font-size-asian="11pt" style:font-size-complex="11pt"/>
    </style:style>
    <style:style style:name="TableCell8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fo:margin-top="0.025in" fo:margin-bottom="0.025in" fo:margin-left="-0.0416in" fo:margin-right="0.0201in">
        <style:tab-stops/>
      </style:paragraph-properties>
    </style:style>
    <style:style style:name="T85" style:parent-style-name="預設段落字型" style:family="text">
      <style:text-properties style:font-name-asian="標楷體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ableCell8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margin-top="0.025in" fo:margin-bottom="0.025in"/>
    </style:style>
    <style:style style:name="T89" style:parent-style-name="預設段落字型" style:family="text">
      <style:text-properties style:font-name="Wingdings 2" style:font-name-asian="Wingdings 2" style:font-name-complex="Wingdings 2" fo:color="#000000"/>
    </style:style>
    <style:style style:name="T90" style:parent-style-name="預設段落字型" style:family="text">
      <style:text-properties style:font-name-asian="標楷體" fo:color="#000000"/>
    </style:style>
    <style:style style:name="T91" style:parent-style-name="預設段落字型" style:family="text">
      <style:text-properties style:font-name-asian="標楷體" fo:color="#000000"/>
    </style:style>
    <style:style style:name="T92" style:parent-style-name="預設段落字型" style:family="text">
      <style:text-properties style:font-name="Wingdings 2" style:font-name-asian="Wingdings 2" style:font-name-complex="Wingdings 2" fo:color="#000000"/>
    </style:style>
    <style:style style:name="T93" style:parent-style-name="預設段落字型" style:family="text">
      <style:text-properties style:font-name-asian="標楷體" fo:color="#000000"/>
    </style:style>
    <style:style style:name="TableRow94" style:family="table-row">
      <style:table-row-properties style:min-row-height="0.2777in" style:use-optimal-row-height="false"/>
    </style:style>
    <style:style style:name="TableCell9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margin-top="0.025in" fo:margin-bottom="0.025in" fo:margin-left="0.1013in" fo:margin-right="0.1916in">
        <style:tab-stops/>
      </style:paragraph-properties>
    </style:style>
    <style:style style:name="T97" style:parent-style-name="預設段落字型" style:family="text">
      <style:text-properties style:font-name-asian="標楷體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margin-top="0.025in" fo:margin-bottom="0.025in" fo:text-indent="0.0347in"/>
    </style:style>
    <style:style style:name="T100" style:parent-style-name="預設段落字型" style:family="text">
      <style:text-properties style:font-name="Wingdings 2" style:font-name-asian="Wingdings 2" style:font-name-complex="Wingdings 2" fo:color="#000000"/>
    </style:style>
    <style:style style:name="T101" style:parent-style-name="預設段落字型" style:family="text">
      <style:text-properties style:font-name-asian="標楷體" fo:color="#000000"/>
    </style:style>
    <style:style style:name="T102" style:parent-style-name="預設段落字型" style:family="text">
      <style:text-properties style:font-name-asian="標楷體" fo:color="#000000"/>
    </style:style>
    <style:style style:name="T103" style:parent-style-name="預設段落字型" style:family="text">
      <style:text-properties style:font-name="Wingdings 2" style:font-name-asian="Wingdings 2" style:font-name-complex="Wingdings 2" fo:color="#000000"/>
    </style:style>
    <style:style style:name="T104" style:parent-style-name="預設段落字型" style:family="text">
      <style:text-properties style:font-name-asian="標楷體" fo:color="#000000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margin-top="0.025in" fo:margin-bottom="0.025in" fo:margin-right="0.0201in" fo:text-indent="-0.0319in"/>
    </style:style>
    <style:style style:name="T107" style:parent-style-name="預設段落字型" style:family="text">
      <style:text-properties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 fo:margin-top="0.025in" fo:margin-bottom="0.025in"/>
      <style:text-properties style:font-name-asian="標楷體" fo:color="#FF0000" fo:font-size="11pt" style:font-size-asian="11pt" style:font-size-complex="11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margin-top="0.025in" fo:margin-bottom="0.025in" fo:margin-left="-0.0416in" fo:margin-right="0.0201in">
        <style:tab-stops/>
      </style:paragraph-properties>
    </style:style>
    <style:style style:name="T112" style:parent-style-name="預設段落字型" style:family="text">
      <style:text-properties style:font-name-asian="標楷體" fo:letter-spacing="-0.0055in"/>
    </style:style>
    <style:style style:name="T113" style:parent-style-name="預設段落字型" style:family="text">
      <style:text-properties style:font-name-asian="標楷體" fo:letter-spacing="-0.0055in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margin-top="0.025in" fo:margin-bottom="0.025in"/>
    </style:style>
    <style:style style:name="T116" style:parent-style-name="預設段落字型" style:family="text">
      <style:text-properties style:font-name="Wingdings 2" style:font-name-asian="Wingdings 2" style:font-name-complex="Wingdings 2" fo:color="#000000" fo:letter-spacing="-0.0041in"/>
    </style:style>
    <style:style style:name="T117" style:parent-style-name="預設段落字型" style:family="text">
      <style:text-properties style:font-name-asian="標楷體" fo:color="#000000" fo:letter-spacing="-0.0138in"/>
    </style:style>
    <style:style style:name="T118" style:parent-style-name="預設段落字型" style:family="text">
      <style:text-properties style:font-name-asian="標楷體" fo:color="#000000" fo:letter-spacing="-0.0041in"/>
    </style:style>
    <style:style style:name="T119" style:parent-style-name="預設段落字型" style:family="text">
      <style:text-properties style:font-name="Wingdings 2" style:font-name-asian="Wingdings 2" style:font-name-complex="Wingdings 2" fo:color="#000000" fo:letter-spacing="-0.0041in"/>
    </style:style>
    <style:style style:name="T120" style:parent-style-name="預設段落字型" style:family="text">
      <style:text-properties style:font-name-asian="標楷體" fo:color="#000000" fo:letter-spacing="-0.0041in"/>
    </style:style>
    <style:style style:name="TableRow121" style:family="table-row">
      <style:table-row-properties style:min-row-height="0.0486in" style:use-optimal-row-height="false"/>
    </style:style>
    <style:style style:name="TableCell12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 fo:margin-left="-0.0486in" fo:margin-right="-0.075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</style:style>
    <style:style style:name="T126" style:parent-style-name="預設段落字型" style:family="text">
      <style:text-properties style:font-name-asian="標楷體" fo:font-size="10pt" style:font-size-asian="10pt" style:font-size-complex="10pt"/>
    </style:style>
    <style:style style:name="T127" style:parent-style-name="預設段落字型" style:family="text">
      <style:text-properties style:font-name-asian="標楷體" fo:font-size="10pt" style:font-size-asian="10pt" style:font-size-complex="10pt"/>
    </style:style>
    <style:style style:name="T128" style:parent-style-name="預設段落字型" style:family="text">
      <style:text-properties style:font-name-asian="標楷體" fo:font-size="10pt" style:font-size-asian="10pt" style:font-size-complex="10pt"/>
    </style:style>
    <style:style style:name="T129" style:parent-style-name="預設段落字型" style:family="text">
      <style:text-properties style:font-name-asian="標楷體" fo:font-size="10pt" style:font-size-asian="10pt" style:font-size-complex="10pt"/>
    </style:style>
    <style:style style:name="T130" style:parent-style-name="預設段落字型" style:family="text">
      <style:text-properties style:font-name-asian="標楷體" fo:font-size="10pt" style:font-size-asian="10pt" style:font-size-complex="10pt"/>
    </style:style>
    <style:style style:name="T131" style:parent-style-name="預設段落字型" style:family="text">
      <style:text-properties style:font-name-asian="標楷體" fo:font-size="10pt" style:font-size-asian="10pt" style:font-size-complex="10pt"/>
    </style:style>
    <style:style style:name="T132" style:parent-style-name="預設段落字型" style:family="text">
      <style:text-properties style:font-name-asian="標楷體" fo:font-size="10pt" style:font-size-asian="10pt" style:font-size-complex="10pt"/>
    </style:style>
    <style:style style:name="TableCell13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 fo:margin-top="0.025in" fo:margin-bottom="0.025in"/>
    </style:style>
    <style:style style:name="T135" style:parent-style-name="預設段落字型" style:family="text">
      <style:text-properties style:font-name-asian="標楷體" fo:font-size="10pt" style:font-size-asian="10pt" style:font-size-complex="10pt"/>
    </style:style>
    <style:style style:name="T136" style:parent-style-name="預設段落字型" style:family="text">
      <style:text-properties style:font-name-asian="標楷體" fo:font-size="10pt" style:font-size-asian="10pt" style:font-size-complex="10pt"/>
    </style:style>
    <style:style style:name="T137" style:parent-style-name="預設段落字型" style:family="text">
      <style:text-properties style:font-name-asian="標楷體" fo:font-size="10pt" style:font-size-asian="10pt" style:font-size-complex="10pt"/>
    </style:style>
    <style:style style:name="T138" style:parent-style-name="預設段落字型" style:family="text">
      <style:text-properties style:font-name-asian="標楷體" fo:font-size="10pt" style:font-size-asian="10pt" style:font-size-complex="10pt"/>
    </style:style>
    <style:style style:name="T139" style:parent-style-name="預設段落字型" style:family="text">
      <style:text-properties style:font-name-asian="標楷體" fo:font-size="10pt" style:font-size-asian="10pt" style:font-size-complex="10pt"/>
    </style:style>
    <style:style style:name="T140" style:parent-style-name="預設段落字型" style:family="text">
      <style:text-properties style:font-name-asian="標楷體" fo:font-size="10pt" style:font-size-asian="10pt" style:font-size-complex="10pt"/>
    </style:style>
    <style:style style:name="TableRow141" style:family="table-row">
      <style:table-row-properties style:min-row-height="0.1166in" style:use-optimal-row-height="false"/>
    </style:style>
    <style:style style:name="P1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P143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2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Row206" style:family="table-row">
      <style:table-row-properties style:min-row-height="0.0402in" style:use-optimal-row-height="false"/>
    </style:style>
    <style:style style:name="TableCell2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275" style:family="table-row">
      <style:table-row-properties style:min-row-height="0.0402in" style:use-optimal-row-height="false"/>
    </style:style>
    <style:style style:name="TableCell2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278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343" style:family="table-row">
      <style:table-row-properties style:min-row-height="0.0402in" style:use-optimal-row-height="false"/>
    </style:style>
    <style:style style:name="TableCell3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346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411" style:family="table-row">
      <style:table-row-properties style:min-row-height="0.0402in" style:use-optimal-row-height="false"/>
    </style:style>
    <style:style style:name="TableCell4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414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479" style:family="table-row">
      <style:table-row-properties style:min-row-height="0.125in" style:use-optimal-row-height="false"/>
    </style:style>
    <style:style style:name="TableCell48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482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547" style:family="table-row">
      <style:table-row-properties style:min-row-height="0.125in" style:use-optimal-row-height="false"/>
    </style:style>
    <style:style style:name="TableCell54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550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615" style:family="table-row">
      <style:table-row-properties style:min-row-height="0.125in" style:use-optimal-row-height="false"/>
    </style:style>
    <style:style style:name="TableCell6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618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margin-left="-0.0041in" fo:margin-right="-0.075in" fo:text-indent="-0.0708in">
        <style:tab-stops/>
      </style:paragraph-properties>
    </style:style>
    <style:style style:name="T621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684" style:family="table-row">
      <style:table-row-properties style:min-row-height="0.125in" style:use-optimal-row-height="false"/>
    </style:style>
    <style:style style:name="TableCell6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687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752" style:family="table-row">
      <style:table-row-properties style:min-row-height="0.125in" style:use-optimal-row-height="false"/>
    </style:style>
    <style:style style:name="TableCell75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755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margin-right="-0.075in" fo:text-indent="-0.075in"/>
    </style:style>
    <style:style style:name="T75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821" style:family="table-row">
      <style:table-row-properties style:min-row-height="0.125in" style:use-optimal-row-height="false"/>
    </style:style>
    <style:style style:name="TableCell82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824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889" style:family="table-row">
      <style:table-row-properties style:min-row-height="0.125in" style:use-optimal-row-height="false"/>
    </style:style>
    <style:style style:name="TableCell8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892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957" style:family="table-row">
      <style:table-row-properties style:min-row-height="0.125in" style:use-optimal-row-height="false"/>
    </style:style>
    <style:style style:name="TableCell95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960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025" style:family="table-row">
      <style:table-row-properties style:min-row-height="0.1701in" style:use-optimal-row-height="false"/>
    </style:style>
    <style:style style:name="TableCell102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094" style:family="table-row">
      <style:table-row-properties style:min-row-height="0.1701in" style:use-optimal-row-height="false"/>
    </style:style>
    <style:style style:name="TableCell109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097" style:parent-style-name="內文" style:family="paragraph">
      <style:paragraph-properties style:snap-to-layout-grid="false" fo:margin-right="-0.075in"/>
      <style:text-properties style:font-name="標楷體" style:font-name-asian="標楷體"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162" style:family="table-row">
      <style:table-row-properties style:min-row-height="0.1701in" style:use-optimal-row-height="false"/>
    </style:style>
    <style:style style:name="TableCell116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165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內文" style:family="paragraph">
      <style:paragraph-properties style:snap-to-layout-grid="false" fo:margin-right="-0.075in" fo:text-indent="-0.075in"/>
    </style:style>
    <style:style style:name="T116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6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232" style:family="table-row">
      <style:table-row-properties style:min-row-height="0.1701in" style:use-optimal-row-height="false"/>
    </style:style>
    <style:style style:name="TableCell123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235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300" style:family="table-row">
      <style:table-row-properties style:min-row-height="0.1701in" style:use-optimal-row-height="false"/>
    </style:style>
    <style:style style:name="TableCell130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303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368" style:family="table-row">
      <style:table-row-properties style:min-row-height="0.1701in" style:use-optimal-row-height="false"/>
    </style:style>
    <style:style style:name="TableCell13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371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374" style:parent-style-name="預設段落字型" style:family="text">
      <style:text-properties style:font-name-asian="標楷體" fo:font-size="10pt" style:font-size-asian="10pt" style:font-size-complex="10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437" style:family="table-row">
      <style:table-row-properties style:min-row-height="0.1701in" style:use-optimal-row-height="false"/>
    </style:style>
    <style:style style:name="TableCell143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440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2" style:parent-style-name="內文" style:family="paragraph">
      <style:paragraph-properties style:snap-to-layout-grid="false" fo:margin-right="-0.075in" fo:text-indent="-0.075in"/>
    </style:style>
    <style:style style:name="T1443" style:parent-style-name="預設段落字型" style:family="text">
      <style:text-properties style:font-name-asian="標楷體" fo:font-size="10pt" style:font-size-asian="10pt" style:font-size-complex="10pt"/>
    </style:style>
    <style:style style:name="TableCell1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506" style:family="table-row">
      <style:table-row-properties style:min-row-height="0.1701in" style:use-optimal-row-height="false"/>
    </style:style>
    <style:style style:name="TableCell15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509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內文" style:family="paragraph">
      <style:paragraph-properties style:snap-to-layout-grid="false" fo:margin-left="-0.0027in" fo:margin-right="-0.075in" fo:text-indent="-0.0722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574" style:family="table-row">
      <style:table-row-properties style:min-row-height="0.1701in" style:use-optimal-row-height="false"/>
    </style:style>
    <style:style style:name="TableCell15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8" style:parent-style-name="內文" style:family="paragraph">
      <style:paragraph-properties style:snap-to-layout-grid="false" fo:margin-left="-0.0006in" fo:margin-right="-0.1201in" fo:text-indent="-0.0444in">
        <style:tab-stops/>
      </style:paragraph-properties>
      <style:text-properties style:font-name="標楷體" style:font-name-asian="標楷體" fo:font-size="8pt" style:font-size-asian="8pt" style:font-size-complex="8pt"/>
    </style:style>
    <style:style style:name="TableCell1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0" style:parent-style-name="內文" style:family="paragraph">
      <style:paragraph-properties style:snap-to-layout-grid="false" fo:margin-left="-0.0027in" fo:margin-right="-0.075in" fo:text-indent="-0.0722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1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643" style:family="table-row">
      <style:table-row-properties style:min-row-height="0.2597in" style:use-optimal-row-height="false"/>
    </style:style>
    <style:style style:name="TableCell16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5" style:parent-style-name="內文" style:family="paragraph">
      <style:paragraph-properties fo:margin-top="0.0833in" fo:margin-bottom="0.0833in"/>
    </style:style>
    <style:style style:name="T1646" style:parent-style-name="預設段落字型" style:family="text">
      <style:text-properties style:font-name-asian="標楷體" fo:font-size="10pt" style:font-size-asian="10pt" style:font-size-complex="10pt"/>
    </style:style>
    <style:style style:name="TableCell1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7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709" style:family="table-row">
      <style:table-row-properties style:min-row-height="0.2in" style:use-optimal-row-height="false"/>
    </style:style>
    <style:style style:name="TableCell17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1" style:parent-style-name="內文" style:family="paragraph">
      <style:paragraph-properties style:snap-to-layout-grid="false" fo:margin-top="0.0333in" fo:margin-bottom="0.0333in"/>
    </style:style>
    <style:style style:name="T1712" style:parent-style-name="預設段落字型" style:family="text">
      <style:text-properties style:font-name-asian="標楷體" fo:font-size="10pt" style:font-size-asian="10pt" style:font-size-complex="10pt"/>
    </style:style>
    <style:style style:name="T1713" style:parent-style-name="預設段落字型" style:family="text">
      <style:text-properties style:font-name-asian="標楷體" fo:font-size="10pt" style:font-size-asian="10pt" style:font-size-complex="10pt"/>
    </style:style>
    <style:style style:name="T1714" style:parent-style-name="預設段落字型" style:family="text">
      <style:text-properties style:font-name-asian="標楷體" fo:font-size="10pt" style:font-size-asian="10pt" style:font-size-complex="10pt"/>
    </style:style>
    <style:style style:name="T1715" style:parent-style-name="預設段落字型" style:family="text">
      <style:text-properties style:font-name-asian="標楷體" fo:font-size="10pt" style:font-size-asian="10pt" style:font-size-complex="10pt"/>
    </style:style>
    <style:style style:name="TableCell1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9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1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3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5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9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1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3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5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9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1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3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5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9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1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3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5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9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1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3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5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9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1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3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5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77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Row1778" style:family="table-row">
      <style:table-row-properties style:min-row-height="0.3229in" style:use-optimal-row-height="false"/>
    </style:style>
    <style:style style:name="TableCell177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80" style:parent-style-name="內文" style:family="paragraph">
      <style:paragraph-properties style:snap-to-layout-grid="false" fo:text-align="center"/>
    </style:style>
    <style:style style:name="T1781" style:parent-style-name="預設段落字型" style:family="text">
      <style:text-properties style:font-name-asian="標楷體" fo:font-size="11pt" style:font-size-asian="11pt" style:font-size-complex="11pt"/>
    </style:style>
    <style:style style:name="TableCell178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83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</style:style>
    <style:style style:name="T1784" style:parent-style-name="預設段落字型" style:family="text">
      <style:text-properties style:font-name-asian="標楷體" fo:font-size="9pt" style:font-size-asian="9pt" style:font-size-complex="9pt"/>
    </style:style>
    <style:style style:name="T1785" style:parent-style-name="預設段落字型" style:family="text">
      <style:text-properties style:font-name-asian="標楷體" fo:font-size="9pt" style:font-size-asian="9pt" style:font-size-complex="9pt"/>
    </style:style>
    <style:style style:name="T1786" style:parent-style-name="預設段落字型" style:family="text">
      <style:text-properties style:font-name-asian="標楷體" fo:font-size="9pt" style:font-size-asian="9pt" style:font-size-complex="9pt"/>
    </style:style>
    <style:style style:name="T1787" style:parent-style-name="預設段落字型" style:family="text">
      <style:text-properties style:font-name-asian="標楷體" fo:font-size="9pt" style:font-size-asian="9pt" style:font-size-complex="9pt"/>
    </style:style>
    <style:style style:name="T1788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89" style:parent-style-name="預設段落字型" style:family="text">
      <style:text-properties style:font-name-asian="標楷體" fo:font-size="9pt" style:font-size-asian="9pt" style:font-size-complex="9pt"/>
    </style:style>
    <style:style style:name="P1790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</style:style>
    <style:style style:name="T1791" style:parent-style-name="預設段落字型" style:family="text">
      <style:text-properties style:font-name-asian="標楷體" fo:font-size="9pt" style:font-size-asian="9pt" style:font-size-complex="9pt"/>
    </style:style>
    <style:style style:name="T1792" style:parent-style-name="預設段落字型" style:family="text">
      <style:text-properties style:font-name-asian="標楷體" fo:font-size="9pt" style:font-size-asian="9pt" style:font-size-complex="9pt"/>
    </style:style>
    <style:style style:name="T1793" style:parent-style-name="預設段落字型" style:family="text">
      <style:text-properties style:font-name-asian="標楷體" fo:font-size="9pt" style:font-size-asian="9pt" style:font-size-complex="9pt"/>
    </style:style>
    <style:style style:name="T1794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795" style:parent-style-name="預設段落字型" style:family="text">
      <style:text-properties style:font-name-asian="標楷體" fo:font-size="9pt" style:font-size-asian="9pt" style:font-size-complex="9pt"/>
    </style:style>
    <style:style style:name="T1796" style:parent-style-name="預設段落字型" style:family="text">
      <style:text-properties style:font-name-asian="標楷體" fo:font-size="9pt" style:font-size-asian="9pt" style:font-size-complex="9pt"/>
    </style:style>
    <style:style style:name="T1797" style:parent-style-name="預設段落字型" style:family="text">
      <style:text-properties style:font-name-asian="標楷體" fo:font-size="9pt" style:font-size-asian="9pt" style:font-size-complex="9pt"/>
    </style:style>
    <style:style style:name="T1798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799" style:parent-style-name="預設段落字型" style:family="text">
      <style:text-properties style:font-name-asian="標楷體" fo:font-size="9pt" style:font-size-asian="9pt" style:font-size-complex="9pt"/>
    </style:style>
    <style:style style:name="T1800" style:parent-style-name="預設段落字型" style:family="text">
      <style:text-properties style:font-name-asian="標楷體" fo:font-size="9pt" style:font-size-asian="9pt" style:font-size-complex="9pt"/>
    </style:style>
    <style:style style:name="T1801" style:parent-style-name="預設段落字型" style:family="text">
      <style:text-properties style:font-name-asian="標楷體" fo:font-size="9pt" style:font-size-asian="9pt" style:font-size-complex="9pt"/>
    </style:style>
    <style:style style:name="T1802" style:parent-style-name="預設段落字型" style:family="text">
      <style:text-properties style:font-name-asian="標楷體" fo:font-size="9pt" style:font-size-asian="9pt" style:font-size-complex="9pt"/>
    </style:style>
    <style:style style:name="T1803" style:parent-style-name="預設段落字型" style:family="text">
      <style:text-properties style:font-name-asian="標楷體" fo:font-size="9pt" style:font-size-asian="9pt" style:font-size-complex="9pt"/>
    </style:style>
    <style:style style:name="T1804" style:parent-style-name="預設段落字型" style:family="text">
      <style:text-properties style:font-name-asian="標楷體" fo:font-size="9pt" style:font-size-asian="9pt" style:font-size-complex="9pt"/>
    </style:style>
    <style:style style:name="T1805" style:parent-style-name="預設段落字型" style:family="text">
      <style:text-properties style:font-name-asian="標楷體" fo:font-size="9pt" style:font-size-asian="9pt" style:font-size-complex="9pt"/>
    </style:style>
    <style:style style:name="T1806" style:parent-style-name="預設段落字型" style:family="text">
      <style:text-properties style:font-name-asian="標楷體" fo:font-weight="bold" style:font-weight-asian="bold" fo:font-size="9pt" style:font-size-asian="9pt" style:font-size-complex="9pt"/>
    </style:style>
    <style:style style:name="T1807" style:parent-style-name="預設段落字型" style:family="text">
      <style:text-properties style:font-name-asian="標楷體" fo:font-size="9pt" style:font-size-asian="9pt" style:font-size-complex="9pt"/>
    </style:style>
    <style:style style:name="P1808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</style:style>
    <style:style style:name="T1809" style:parent-style-name="預設段落字型" style:family="text">
      <style:text-properties style:font-name-asian="標楷體" fo:font-size="9pt" style:font-size-asian="9pt" style:font-size-complex="9pt"/>
    </style:style>
    <style:style style:name="T1810" style:parent-style-name="預設段落字型" style:family="text">
      <style:text-properties style:font-name-asian="標楷體" fo:font-size="9pt" style:font-size-asian="9pt" style:font-size-complex="9pt"/>
    </style:style>
    <style:style style:name="T1811" style:parent-style-name="預設段落字型" style:family="text">
      <style:text-properties style:font-name-asian="標楷體" fo:font-weight="bold" style:font-weight-asian="bold" fo:font-size="9pt" style:font-size-asian="9pt" style:font-size-complex="9pt"/>
    </style:style>
    <style:style style:name="TableCell1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3" style:parent-style-name="內文" style:family="paragraph">
      <style:paragraph-properties style:snap-to-layout-grid="false" fo:margin-left="-0.0736in" fo:margin-right="-0.0152in" fo:text-indent="0.0166in">
        <style:tab-stops/>
      </style:paragraph-properties>
      <style:text-properties style:font-name="標楷體" style:font-name-asian="標楷體"/>
    </style:style>
    <style:style style:name="TableCell18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15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816" style:family="table-row">
      <style:table-row-properties style:min-row-height="0.3229in" style:use-optimal-row-height="false"/>
    </style:style>
    <style:style style:name="P1817" style:parent-style-name="內文" style:family="paragraph">
      <style:paragraph-properties style:snap-to-layout-grid="false" fo:text-align="center"/>
      <style:text-properties style:font-name-asian="標楷體" fo:font-size="11pt" style:font-size-asian="11pt" style:font-size-complex="11pt"/>
    </style:style>
    <style:style style:name="P1818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  <style:text-properties style:font-name-asian="標楷體" fo:font-size="9pt" style:font-size-asian="9pt" style:font-size-complex="9pt"/>
    </style:style>
    <style:style style:name="TableCell181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20" style:parent-style-name="內文" style:family="paragraph">
      <style:paragraph-properties style:snap-to-layout-grid="false" fo:text-align="center" fo:margin-left="-0.0736in" fo:margin-right="-0.0152in" fo:text-indent="0.0166in">
        <style:tab-stops/>
      </style:paragraph-properties>
      <style:text-properties style:font-name="標楷體" style:font-name-asian="標楷體"/>
    </style:style>
    <style:style style:name="TableCell1821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822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823" style:parent-style-name="內文" style:family="paragraph">
      <style:paragraph-properties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高壓氣體容器或鋼瓶及管路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4">
            <text:p text:style-name="P66"><text:span text:style-name="T67">負責單位</text:span></text:p>
          </table:table-cell>
          <table:covered-table-cell/>
          <table:covered-table-cell/>
          <table:covered-table-cell/>
          <table:table-cell table:style-name="TableCell68">
            <text:p text:style-name="P69"><text:span text:style-name="T70">○○</text:span><text:span text:style-name="T71">系</text:span></text:p>
          </table:table-cell>
          <table:table-cell table:style-name="TableCell72" table:number-columns-spanned="7">
            <text:p text:style-name="P73"><text:span text:style-name="T74">實驗場所名稱</text:span><text:span text:style-name="T75">(</text:span><text:span text:style-name="T76">編號</text:span><text:span text:style-name="T7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 table:number-columns-spanned="10">
            <text:p text:style-name="P79"><text:span text:style-name="T80">○○</text:span><text:span text:style-name="T81">實驗室</text:span><text:span text:style-name="T82">(TB61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 table:number-columns-spanned="9">
            <text:p text:style-name="P84"><text:span text:style-name="T85">危害通識標示</text:span><text:span text:style-name="T86">(GH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7" table:number-columns-spanned="10">
            <text:p text:style-name="P88"><text:span text:style-name="T89"></text:span><text:span text:style-name="T90">有</text:span><text:span text:style-name="T91"><text:s/></text:span><text:span text:style-name="T92"></text:span><text:span text:style-name="T93">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4">
            <text:p text:style-name="P96"><text:span text:style-name="T97">類別</text:span></text:p>
          </table:table-cell>
          <table:covered-table-cell/>
          <table:covered-table-cell/>
          <table:covered-table-cell/>
          <table:table-cell table:style-name="TableCell98">
            <text:p text:style-name="P99"><text:span text:style-name="T100"></text:span><text:span text:style-name="T101">容器</text:span><text:span text:style-name="T102"><text:s text:c="2"/></text:span><text:span text:style-name="T103"></text:span><text:span text:style-name="T104">鋼瓶</text:span></text:p>
          </table:table-cell>
          <table:table-cell table:style-name="TableCell105" table:number-columns-spanned="7">
            <text:p text:style-name="P106"><text:span text:style-name="T107">氣體名稱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" table:number-columns-spanned="10">
            <text:p text:style-name="P1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0" table:number-columns-spanned="9">
            <text:p text:style-name="P111"><text:span text:style-name="T112">安全資料表</text:span><text:span text:style-name="T113">(S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4" table:number-columns-spanned="10">
            <text:p text:style-name="P115"><text:span text:style-name="T116"></text:span><text:span text:style-name="T117">有，需三年更新</text:span><text:span text:style-name="T118"><text:s text:c="2"/></text:span><text:span text:style-name="T119"></text:span><text:span text:style-name="T120">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rows-spanned="2">
            <text:p text:style-name="P123">項次</text:p>
          </table:table-cell>
          <table:table-cell table:style-name="TableCell124" table:number-columns-spanned="4" table:number-rows-spanned="2">
            <text:p text:style-name="P125"><text:span text:style-name="T126">檢</text:span><text:span text:style-name="T127"><text:s/></text:span><text:span text:style-name="T128">點</text:span><text:span text:style-name="T129"><text:s/></text:span><text:span text:style-name="T130">項</text:span><text:span text:style-name="T131"><text:s/></text:span><text:span text:style-name="T132">目</text:span></text:p>
          </table:table-cell>
          <table:covered-table-cell/>
          <table:covered-table-cell/>
          <table:covered-table-cell/>
          <table:table-cell table:style-name="TableCell133" table:number-columns-spanned="36">
            <text:p text:style-name="P134"><text:span text:style-name="T135">檢查結果</text:span><text:span text:style-name="T136">( <text:s text:c="2"/></text:span><text:span text:style-name="T137">年</text:span><text:span text:style-name="T138"><text:s text:c="3"/></text:span><text:span text:style-name="T139">月</text:span><text:span text:style-name="T14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covered-table-cell>
            <text:p text:style-name="P142"/>
          </table:covered-table-cell>
          <table:covered-table-cell>
            <text:p text:style-name="P143"/>
          </table:covered-table-cell>
          <table:covered-table-cell/>
          <table:covered-table-cell/>
          <table:covered-table-cell/>
          <table:table-cell table:style-name="TableCell144">
            <text:p text:style-name="P145">1</text:p>
          </table:table-cell>
          <table:table-cell table:style-name="TableCell146">
            <text:p text:style-name="P147">2</text:p>
          </table:table-cell>
          <table:table-cell table:style-name="TableCell148">
            <text:p text:style-name="P149">3</text:p>
          </table:table-cell>
          <table:table-cell table:style-name="TableCell150">
            <text:p text:style-name="P151">4</text:p>
          </table:table-cell>
          <table:table-cell table:style-name="TableCell152">
            <text:p text:style-name="P153">5</text:p>
          </table:table-cell>
          <table:table-cell table:style-name="TableCell154">
            <text:p text:style-name="P155">6</text:p>
          </table:table-cell>
          <table:table-cell table:style-name="TableCell156" table:number-columns-spanned="2">
            <text:p text:style-name="P157">7</text:p>
          </table:table-cell>
          <table:covered-table-cell/>
          <table:table-cell table:style-name="TableCell158">
            <text:p text:style-name="P159">8</text:p>
          </table:table-cell>
          <table:table-cell table:style-name="TableCell160">
            <text:p text:style-name="P161">9</text:p>
          </table:table-cell>
          <table:table-cell table:style-name="TableCell162">
            <text:p text:style-name="P163">10</text:p>
          </table:table-cell>
          <table:table-cell table:style-name="TableCell164">
            <text:p text:style-name="P165">11</text:p>
          </table:table-cell>
          <table:table-cell table:style-name="TableCell166">
            <text:p text:style-name="P167">12</text:p>
          </table:table-cell>
          <table:table-cell table:style-name="TableCell168">
            <text:p text:style-name="P169">13</text:p>
          </table:table-cell>
          <table:table-cell table:style-name="TableCell170" table:number-columns-spanned="2">
            <text:p text:style-name="P171">14</text:p>
          </table:table-cell>
          <table:covered-table-cell/>
          <table:table-cell table:style-name="TableCell172" table:number-columns-spanned="2">
            <text:p text:style-name="P173">15</text:p>
          </table:table-cell>
          <table:covered-table-cell/>
          <table:table-cell table:style-name="TableCell174">
            <text:p text:style-name="P175">16</text:p>
          </table:table-cell>
          <table:table-cell table:style-name="TableCell176">
            <text:p text:style-name="P177">17</text:p>
          </table:table-cell>
          <table:table-cell table:style-name="TableCell178">
            <text:p text:style-name="P179">18</text:p>
          </table:table-cell>
          <table:table-cell table:style-name="TableCell180">
            <text:p text:style-name="P181">19</text:p>
          </table:table-cell>
          <table:table-cell table:style-name="TableCell182">
            <text:p text:style-name="P183">20</text:p>
          </table:table-cell>
          <table:table-cell table:style-name="TableCell184">
            <text:p text:style-name="P185">21</text:p>
          </table:table-cell>
          <table:table-cell table:style-name="TableCell186">
            <text:p text:style-name="P187">22</text:p>
          </table:table-cell>
          <table:table-cell table:style-name="TableCell188" table:number-columns-spanned="2">
            <text:p text:style-name="P189">23</text:p>
          </table:table-cell>
          <table:covered-table-cell/>
          <table:table-cell table:style-name="TableCell190" table:number-columns-spanned="2">
            <text:p text:style-name="P191">24</text:p>
          </table:table-cell>
          <table:covered-table-cell/>
          <table:table-cell table:style-name="TableCell192">
            <text:p text:style-name="P193">25</text:p>
          </table:table-cell>
          <table:table-cell table:style-name="TableCell194">
            <text:p text:style-name="P195">26</text:p>
          </table:table-cell>
          <table:table-cell table:style-name="TableCell196">
            <text:p text:style-name="P197">27</text:p>
          </table:table-cell>
          <table:table-cell table:style-name="TableCell198">
            <text:p text:style-name="P199">28</text:p>
          </table:table-cell>
          <table:table-cell table:style-name="TableCell200">
            <text:p text:style-name="P201">29</text:p>
          </table:table-cell>
          <table:table-cell table:style-name="TableCell202">
            <text:p text:style-name="P203">30</text:p>
          </table:table-cell>
          <table:table-cell table:style-name="TableCell204">
            <text:p text:style-name="P205">31</text:p>
          </table:table-cell>
        </table:table-row>
        <table:table-row table:style-name="TableRow206">
          <table:table-cell table:style-name="TableCell207">
            <text:p text:style-name="P208">1</text:p>
          </table:table-cell>
          <table:table-cell table:style-name="TableCell209" table:number-columns-spanned="2" table:number-rows-spanned="12">
            <text:p text:style-name="P210">鋼瓶</text:p>
          </table:table-cell>
          <table:covered-table-cell/>
          <table:table-cell table:style-name="TableCell211" table:number-columns-spanned="2">
            <text:p text:style-name="P212">是否固定</text:p>
          </table:table-cell>
          <table:covered-table-cell/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 table:number-columns-spanned="2">
            <text:p text:style-name="P240"/>
          </table:table-cell>
          <table:covered-table-cell/>
          <table:table-cell table:style-name="TableCell241" table:number-columns-spanned="2">
            <text:p text:style-name="P242"/>
          </table:table-cell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 table:number-columns-spanned="2">
            <text:p text:style-name="P258"/>
          </table:table-cell>
          <table:covered-table-cell/>
          <table:table-cell table:style-name="TableCell259" table:number-columns-spanned="2">
            <text:p text:style-name="P260"/>
          </table:table-cell>
          <table:covered-table-cell/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</text:p>
          </table:table-cell>
          <table:covered-table-cell>
            <text:p text:style-name="P278"/>
          </table:covered-table-cell>
          <table:covered-table-cell/>
          <table:table-cell table:style-name="TableCell279" table:number-columns-spanned="2">
            <text:p text:style-name="P280">內容物與標示名稱是否相符</text:p>
          </table:table-cell>
          <table:covered-table-cell/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 table:number-columns-spanned="2">
            <text:p text:style-name="P294"/>
          </table:table-cell>
          <table:covered-table-cell/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 table:number-columns-spanned="2">
            <text:p text:style-name="P308"/>
          </table:table-cell>
          <table:covered-table-cell/>
          <table:table-cell table:style-name="TableCell309" table:number-columns-spanned="2">
            <text:p text:style-name="P310"/>
          </table:table-cell>
          <table:covered-table-cell/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2">
            <text:p text:style-name="P328"/>
          </table:table-cell>
          <table:covered-table-cell/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3</text:p>
          </table:table-cell>
          <table:covered-table-cell>
            <text:p text:style-name="P346"/>
          </table:covered-table-cell>
          <table:covered-table-cell/>
          <table:table-cell table:style-name="TableCell347" table:number-columns-spanned="2">
            <text:p text:style-name="P348">空(實)瓶是否直立放好無橫放情形</text:p>
          </table:table-cell>
          <table:covered-table-cell/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 table:number-columns-spanned="2">
            <text:p text:style-name="P362"/>
          </table:table-cell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 table:style-name="TableCell377" table:number-columns-spanned="2">
            <text:p text:style-name="P378"/>
          </table:table-cell>
          <table:covered-table-cell/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 table:number-columns-spanned="2">
            <text:p text:style-name="P394"/>
          </table:table-cell>
          <table:covered-table-cell/>
          <table:table-cell table:style-name="TableCell395" table:number-columns-spanned="2">
            <text:p text:style-name="P396"/>
          </table:table-cell>
          <table:covered-table-cell/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4</text:p>
          </table:table-cell>
          <table:covered-table-cell>
            <text:p text:style-name="P414"/>
          </table:covered-table-cell>
          <table:covered-table-cell/>
          <table:table-cell table:style-name="TableCell415" table:number-columns-spanned="2">
            <text:p text:style-name="P416">是否放置適當位置，不可妨礙照明、機械操作、通道出入及消防設備使用</text:p>
          </table:table-cell>
          <table:covered-table-cell/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 table:number-columns-spanned="2">
            <text:p text:style-name="P430"/>
          </table:table-cell>
          <table:covered-table-cell/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 table:number-columns-spanned="2">
            <text:p text:style-name="P444"/>
          </table:table-cell>
          <table:covered-table-cell/>
          <table:table-cell table:style-name="TableCell445" table:number-columns-spanned="2">
            <text:p text:style-name="P446"/>
          </table:table-cell>
          <table:covered-table-cell/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 table:number-columns-spanned="2">
            <text:p text:style-name="P462"/>
          </table:table-cell>
          <table:covered-table-cell/>
          <table:table-cell table:style-name="TableCell463" table:number-columns-spanned="2">
            <text:p text:style-name="P464"/>
          </table:table-cell>
          <table:covered-table-cell/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5</text:p>
          </table:table-cell>
          <table:covered-table-cell>
            <text:p text:style-name="P482"/>
          </table:covered-table-cell>
          <table:covered-table-cell/>
          <table:table-cell table:style-name="TableCell483" table:number-columns-spanned="2">
            <text:p text:style-name="P484">調壓器、柱塞是否正常、無洩漏</text:p>
          </table:table-cell>
          <table:covered-table-cell/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 table:number-columns-spanned="2">
            <text:p text:style-name="P498"/>
          </table:table-cell>
          <table:covered-table-cell/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 table:number-columns-spanned="2">
            <text:p text:style-name="P512"/>
          </table:table-cell>
          <table:covered-table-cell/>
          <table:table-cell table:style-name="TableCell513" table:number-columns-spanned="2">
            <text:p text:style-name="P514"/>
          </table:table-cell>
          <table:covered-table-cell/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 table:number-columns-spanned="2">
            <text:p text:style-name="P530"/>
          </table:table-cell>
          <table:covered-table-cell/>
          <table:table-cell table:style-name="TableCell531" table:number-columns-spanned="2">
            <text:p text:style-name="P532"/>
          </table:table-cell>
          <table:covered-table-cell/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6</text:p>
          </table:table-cell>
          <table:covered-table-cell>
            <text:p text:style-name="P550"/>
          </table:covered-table-cell>
          <table:covered-table-cell/>
          <table:table-cell table:style-name="TableCell551" table:number-columns-spanned="2">
            <text:p text:style-name="P552">壓力表、流量計是否完整無損壞或洩漏</text:p>
          </table:table-cell>
          <table:covered-table-cell/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 table:number-columns-spanned="2">
            <text:p text:style-name="P566"/>
          </table:table-cell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 table:number-columns-spanned="2">
            <text:p text:style-name="P580"/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 table:number-columns-spanned="2">
            <text:p text:style-name="P598"/>
          </table:table-cell>
          <table:covered-table-cell/>
          <table:table-cell table:style-name="TableCell599" table:number-columns-spanned="2">
            <text:p text:style-name="P600"/>
          </table:table-cell>
          <table:covered-table-cell/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7</text:p>
          </table:table-cell>
          <table:covered-table-cell>
            <text:p text:style-name="P618"/>
          </table:covered-table-cell>
          <table:covered-table-cell/>
          <table:table-cell table:style-name="TableCell619" table:number-columns-spanned="2">
            <text:p text:style-name="P620"><text:span text:style-name="T621">輸送管是否完整無損壞、腐蝕及洩漏情形</text:span></text:p>
          </table:table-cell>
          <table:covered-table-cell/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 table:number-columns-spanned="2">
            <text:p text:style-name="P649"/>
          </table:table-cell>
          <table:covered-table-cell/>
          <table:table-cell table:style-name="TableCell650" table:number-columns-spanned="2">
            <text:p text:style-name="P651"/>
          </table:table-cell>
          <table:covered-table-cell/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 table:number-columns-spanned="2">
            <text:p text:style-name="P667"/>
          </table:table-cell>
          <table:covered-table-cell/>
          <table:table-cell table:style-name="TableCell668" table:number-columns-spanned="2">
            <text:p text:style-name="P669"/>
          </table:table-cell>
          <table:covered-table-cell/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8</text:p>
          </table:table-cell>
          <table:covered-table-cell>
            <text:p text:style-name="P687"/>
          </table:covered-table-cell>
          <table:covered-table-cell/>
          <table:table-cell table:style-name="TableCell688" table:number-columns-spanned="2">
            <text:p text:style-name="P689">皮管是否有管夾固定</text:p>
          </table:table-cell>
          <table:covered-table-cell/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 table:number-columns-spanned="2">
            <text:p text:style-name="P703"/>
          </table:table-cell>
          <table:covered-table-cell/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 table:number-columns-spanned="2">
            <text:p text:style-name="P717"/>
          </table:table-cell>
          <table:covered-table-cell/>
          <table:table-cell table:style-name="TableCell718" table:number-columns-spanned="2">
            <text:p text:style-name="P719"/>
          </table:table-cell>
          <table:covered-table-cell/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 table:number-columns-spanned="2">
            <text:p text:style-name="P735"/>
          </table:table-cell>
          <table:covered-table-cell/>
          <table:table-cell table:style-name="TableCell736" table:number-columns-spanned="2">
            <text:p text:style-name="P737"/>
          </table:table-cell>
          <table:covered-table-cell/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9</text:p>
          </table:table-cell>
          <table:covered-table-cell>
            <text:p text:style-name="P755"/>
          </table:covered-table-cell>
          <table:covered-table-cell/>
          <table:table-cell table:style-name="TableCell756" table:number-columns-spanned="2">
            <text:p text:style-name="P757"><text:span text:style-name="T758">高壓皮管是否完整無損壞或龜裂</text:span></text:p>
          </table:table-cell>
          <table:covered-table-cell/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 table:number-columns-spanned="2">
            <text:p text:style-name="P772"/>
          </table:table-cell>
          <table:covered-table-cell/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 table:number-columns-spanned="2">
            <text:p text:style-name="P786"/>
          </table:table-cell>
          <table:covered-table-cell/>
          <table:table-cell table:style-name="TableCell787" table:number-columns-spanned="2">
            <text:p text:style-name="P788"/>
          </table:table-cell>
          <table:covered-table-cell/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 table:number-columns-spanned="2">
            <text:p text:style-name="P804"/>
          </table:table-cell>
          <table:covered-table-cell/>
          <table:table-cell table:style-name="TableCell805" table:number-columns-spanned="2">
            <text:p text:style-name="P806"/>
          </table:table-cell>
          <table:covered-table-cell/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10</text:p>
          </table:table-cell>
          <table:covered-table-cell>
            <text:p text:style-name="P824"/>
          </table:covered-table-cell>
          <table:covered-table-cell/>
          <table:table-cell table:style-name="TableCell825" table:number-columns-spanned="2">
            <text:p text:style-name="P826">使用完畢是否確實關閉開關</text:p>
          </table:table-cell>
          <table:covered-table-cell/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 table:number-columns-spanned="2">
            <text:p text:style-name="P840"/>
          </table:table-cell>
          <table:covered-table-cell/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 table:number-columns-spanned="2">
            <text:p text:style-name="P854"/>
          </table:table-cell>
          <table:covered-table-cell/>
          <table:table-cell table:style-name="TableCell855" table:number-columns-spanned="2">
            <text:p text:style-name="P856"/>
          </table:table-cell>
          <table:covered-table-cell/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 table:number-columns-spanned="2">
            <text:p text:style-name="P872"/>
          </table:table-cell>
          <table:covered-table-cell/>
          <table:table-cell table:style-name="TableCell873" table:number-columns-spanned="2">
            <text:p text:style-name="P874"/>
          </table:table-cell>
          <table:covered-table-cell/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  <table:table-row table:style-name="TableRow889">
          <table:table-cell table:style-name="TableCell890">
            <text:p text:style-name="P891">11</text:p>
          </table:table-cell>
          <table:covered-table-cell>
            <text:p text:style-name="P892"/>
          </table:covered-table-cell>
          <table:covered-table-cell/>
          <table:table-cell table:style-name="TableCell893" table:number-columns-spanned="2">
            <text:p text:style-name="P894">移動時，護蓋是否旋緊並以直立移動</text:p>
          </table:table-cell>
          <table:covered-table-cell/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 table:number-columns-spanned="2">
            <text:p text:style-name="P908"/>
          </table:table-cell>
          <table:covered-table-cell/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 table:number-columns-spanned="2">
            <text:p text:style-name="P922"/>
          </table:table-cell>
          <table:covered-table-cell/>
          <table:table-cell table:style-name="TableCell923" table:number-columns-spanned="2">
            <text:p text:style-name="P924"/>
          </table:table-cell>
          <table:covered-table-cell/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 table:number-columns-spanned="2">
            <text:p text:style-name="P940"/>
          </table:table-cell>
          <table:covered-table-cell/>
          <table:table-cell table:style-name="TableCell941" table:number-columns-spanned="2">
            <text:p text:style-name="P942"/>
          </table:table-cell>
          <table:covered-table-cell/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12</text:p>
          </table:table-cell>
          <table:covered-table-cell>
            <text:p text:style-name="P960"/>
          </table:covered-table-cell>
          <table:covered-table-cell/>
          <table:table-cell table:style-name="TableCell961" table:number-columns-spanned="2">
            <text:p text:style-name="P962">是否超過使用年限</text:p>
          </table:table-cell>
          <table:covered-table-cell/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 table:number-columns-spanned="2">
            <text:p text:style-name="P976"/>
          </table:table-cell>
          <table:covered-table-cell/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 table:number-columns-spanned="2">
            <text:p text:style-name="P990"/>
          </table:table-cell>
          <table:covered-table-cell/>
          <table:table-cell table:style-name="TableCell991" table:number-columns-spanned="2">
            <text:p text:style-name="P992"/>
          </table:table-cell>
          <table:covered-table-cell/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 table:number-columns-spanned="2">
            <text:p text:style-name="P1008"/>
          </table:table-cell>
          <table:covered-table-cell/>
          <table:table-cell table:style-name="TableCell1009" table:number-columns-spanned="2">
            <text:p text:style-name="P1010"/>
          </table:table-cell>
          <table:covered-table-cell/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table-cell table:style-name="TableCell1026">
            <text:p text:style-name="P1027">13</text:p>
          </table:table-cell>
          <table:table-cell table:style-name="TableCell1028" table:number-columns-spanned="2" table:number-rows-spanned="8">
            <text:p text:style-name="P1029">鋼瓶存放場所</text:p>
          </table:table-cell>
          <table:covered-table-cell/>
          <table:table-cell table:style-name="TableCell1030" table:number-columns-spanned="2">
            <text:p text:style-name="P1031">照明是否良好</text:p>
          </table:table-cell>
          <table:covered-table-cell/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 table:number-columns-spanned="2">
            <text:p text:style-name="P1045"/>
          </table:table-cell>
          <table:covered-table-cell/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 table:number-columns-spanned="2">
            <text:p text:style-name="P1059"/>
          </table:table-cell>
          <table:covered-table-cell/>
          <table:table-cell table:style-name="TableCell1060" table:number-columns-spanned="2">
            <text:p text:style-name="P1061"/>
          </table:table-cell>
          <table:covered-table-cell/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 table:number-columns-spanned="2">
            <text:p text:style-name="P1077"/>
          </table:table-cell>
          <table:covered-table-cell/>
          <table:table-cell table:style-name="TableCell1078" table:number-columns-spanned="2">
            <text:p text:style-name="P1079"/>
          </table:table-cell>
          <table:covered-table-cell/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</table:table-row>
        <table:table-row table:style-name="TableRow1094">
          <table:table-cell table:style-name="TableCell1095">
            <text:p text:style-name="P1096">14</text:p>
          </table:table-cell>
          <table:covered-table-cell>
            <text:p text:style-name="P1097"/>
          </table:covered-table-cell>
          <table:covered-table-cell/>
          <table:table-cell table:style-name="TableCell1098" table:number-columns-spanned="2">
            <text:p text:style-name="P1099">是否置於通風良好、陰涼非陽光直射處</text:p>
          </table:table-cell>
          <table:covered-table-cell/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 table:number-columns-spanned="2">
            <text:p text:style-name="P1113"/>
          </table:table-cell>
          <table:covered-table-cell/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 table:number-columns-spanned="2">
            <text:p text:style-name="P1127"/>
          </table:table-cell>
          <table:covered-table-cell/>
          <table:table-cell table:style-name="TableCell1128" table:number-columns-spanned="2">
            <text:p text:style-name="P1129"/>
          </table:table-cell>
          <table:covered-table-cell/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 table:number-columns-spanned="2">
            <text:p text:style-name="P1145"/>
          </table:table-cell>
          <table:covered-table-cell/>
          <table:table-cell table:style-name="TableCell1146" table:number-columns-spanned="2">
            <text:p text:style-name="P1147"/>
          </table:table-cell>
          <table:covered-table-cell/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>15</text:p>
          </table:table-cell>
          <table:covered-table-cell>
            <text:p text:style-name="P1165"/>
          </table:covered-table-cell>
          <table:covered-table-cell/>
          <table:table-cell table:style-name="TableCell1166" table:number-columns-spanned="2">
            <text:p text:style-name="P1167"><text:span text:style-name="T1168">是否掛有標示牌</text:span><text:span text:style-name="T1169">(嚴禁煙火、高壓氣體放置處)</text:span></text:p>
          </table:table-cell>
          <table:covered-table-cell/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 table:number-columns-spanned="2">
            <text:p text:style-name="P1183"/>
          </table:table-cell>
          <table:covered-table-cell/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 table:number-columns-spanned="2">
            <text:p text:style-name="P1197"/>
          </table:table-cell>
          <table:covered-table-cell/>
          <table:table-cell table:style-name="TableCell1198" table:number-columns-spanned="2">
            <text:p text:style-name="P1199"/>
          </table:table-cell>
          <table:covered-table-cell/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 table:number-columns-spanned="2">
            <text:p text:style-name="P1215"/>
          </table:table-cell>
          <table:covered-table-cell/>
          <table:table-cell table:style-name="TableCell1216" table:number-columns-spanned="2">
            <text:p text:style-name="P1217"/>
          </table:table-cell>
          <table:covered-table-cell/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</table:table-row>
        <table:table-row table:style-name="TableRow1232">
          <table:table-cell table:style-name="TableCell1233">
            <text:p text:style-name="P1234">16</text:p>
          </table:table-cell>
          <table:covered-table-cell>
            <text:p text:style-name="P1235"/>
          </table:covered-table-cell>
          <table:covered-table-cell/>
          <table:table-cell table:style-name="TableCell1236" table:number-columns-spanned="2">
            <text:p text:style-name="P1237">空瓶、實瓶是否分開放置</text:p>
          </table:table-cell>
          <table:covered-table-cell/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 table:number-columns-spanned="2">
            <text:p text:style-name="P1251"/>
          </table:table-cell>
          <table:covered-table-cell/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 table:number-columns-spanned="2">
            <text:p text:style-name="P1265"/>
          </table:table-cell>
          <table:covered-table-cell/>
          <table:table-cell table:style-name="TableCell1266" table:number-columns-spanned="2">
            <text:p text:style-name="P1267"/>
          </table:table-cell>
          <table:covered-table-cell/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 table:number-columns-spanned="2">
            <text:p text:style-name="P1283"/>
          </table:table-cell>
          <table:covered-table-cell/>
          <table:table-cell table:style-name="TableCell1284" table:number-columns-spanned="2">
            <text:p text:style-name="P1285"/>
          </table:table-cell>
          <table:covered-table-cell/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</table:table-row>
        <table:table-row table:style-name="TableRow1300">
          <table:table-cell table:style-name="TableCell1301">
            <text:p text:style-name="P1302">17</text:p>
          </table:table-cell>
          <table:covered-table-cell>
            <text:p text:style-name="P1303"/>
          </table:covered-table-cell>
          <table:covered-table-cell/>
          <table:table-cell table:style-name="TableCell1304" table:number-columns-spanned="2">
            <text:p text:style-name="P1305">備用氣體鋼瓶（實瓶）儲放情況是否良好(應有護蓋)</text:p>
          </table:table-cell>
          <table:covered-table-cell/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 table:number-columns-spanned="2">
            <text:p text:style-name="P1319"/>
          </table:table-cell>
          <table:covered-table-cell/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 table:number-columns-spanned="2">
            <text:p text:style-name="P1333"/>
          </table:table-cell>
          <table:covered-table-cell/>
          <table:table-cell table:style-name="TableCell1334" table:number-columns-spanned="2">
            <text:p text:style-name="P1335"/>
          </table:table-cell>
          <table:covered-table-cell/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 table:number-columns-spanned="2">
            <text:p text:style-name="P1351"/>
          </table:table-cell>
          <table:covered-table-cell/>
          <table:table-cell table:style-name="TableCell1352" table:number-columns-spanned="2">
            <text:p text:style-name="P1353"/>
          </table:table-cell>
          <table:covered-table-cell/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18</text:p>
          </table:table-cell>
          <table:covered-table-cell>
            <text:p text:style-name="P1371"/>
          </table:covered-table-cell>
          <table:covered-table-cell/>
          <table:table-cell table:style-name="TableCell1372" table:number-columns-spanned="2">
            <text:p text:style-name="P1373"><text:span text:style-name="T1374">二公尺範圍內是否無易燃物品</text:span></text:p>
          </table:table-cell>
          <table:covered-table-cell/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 table:number-columns-spanned="2">
            <text:p text:style-name="P1388"/>
          </table:table-cell>
          <table:covered-table-cell/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 table:number-columns-spanned="2">
            <text:p text:style-name="P1402"/>
          </table:table-cell>
          <table:covered-table-cell/>
          <table:table-cell table:style-name="TableCell1403" table:number-columns-spanned="2">
            <text:p text:style-name="P1404"/>
          </table:table-cell>
          <table:covered-table-cell/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 table:number-columns-spanned="2">
            <text:p text:style-name="P1420"/>
          </table:table-cell>
          <table:covered-table-cell/>
          <table:table-cell table:style-name="TableCell1421" table:number-columns-spanned="2">
            <text:p text:style-name="P1422"/>
          </table:table-cell>
          <table:covered-table-cell/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19</text:p>
          </table:table-cell>
          <table:covered-table-cell>
            <text:p text:style-name="P1440"/>
          </table:covered-table-cell>
          <table:covered-table-cell/>
          <table:table-cell table:style-name="TableCell1441" table:number-columns-spanned="2">
            <text:p text:style-name="P1442"><text:span text:style-name="T1443">是否設有消防設備</text:span></text:p>
          </table:table-cell>
          <table:covered-table-cell/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 table:number-columns-spanned="2">
            <text:p text:style-name="P1457"/>
          </table:table-cell>
          <table:covered-table-cell/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 table:number-columns-spanned="2">
            <text:p text:style-name="P1471"/>
          </table:table-cell>
          <table:covered-table-cell/>
          <table:table-cell table:style-name="TableCell1472" table:number-columns-spanned="2">
            <text:p text:style-name="P1473"/>
          </table:table-cell>
          <table:covered-table-cell/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 table:number-columns-spanned="2">
            <text:p text:style-name="P1489"/>
          </table:table-cell>
          <table:covered-table-cell/>
          <table:table-cell table:style-name="TableCell1490" table:number-columns-spanned="2">
            <text:p text:style-name="P1491"/>
          </table:table-cell>
          <table:covered-table-cell/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</table:table-row>
        <table:table-row table:style-name="TableRow1506">
          <table:table-cell table:style-name="TableCell1507">
            <text:p text:style-name="P1508">20</text:p>
          </table:table-cell>
          <table:covered-table-cell>
            <text:p text:style-name="P1509"/>
          </table:covered-table-cell>
          <table:covered-table-cell/>
          <table:table-cell table:style-name="TableCell1510" table:number-columns-spanned="2">
            <text:p text:style-name="P1511">可燃性、有毒及氧氣之鋼瓶是否分開存放</text:p>
          </table:table-cell>
          <table:covered-table-cell/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 table:number-columns-spanned="2">
            <text:p text:style-name="P1525"/>
          </table:table-cell>
          <table:covered-table-cell/>
          <table:table-cell table:style-name="TableCell1526">
            <text:p text:style-name="P1527"/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 table:number-columns-spanned="2">
            <text:p text:style-name="P1539"/>
          </table:table-cell>
          <table:covered-table-cell/>
          <table:table-cell table:style-name="TableCell1540" table:number-columns-spanned="2">
            <text:p text:style-name="P1541"/>
          </table:table-cell>
          <table:covered-table-cell/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 table:number-columns-spanned="2">
            <text:p text:style-name="P1557"/>
          </table:table-cell>
          <table:covered-table-cell/>
          <table:table-cell table:style-name="TableCell1558" table:number-columns-spanned="2">
            <text:p text:style-name="P1559"/>
          </table:table-cell>
          <table:covered-table-cell/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</table:table-row>
        <table:table-row table:style-name="TableRow1574">
          <table:table-cell table:style-name="TableCell1575">
            <text:p text:style-name="P1576">21</text:p>
          </table:table-cell>
          <table:table-cell table:style-name="TableCell1577" table:number-columns-spanned="2">
            <text:p text:style-name="P1578">其他</text:p>
          </table:table-cell>
          <table:covered-table-cell/>
          <table:table-cell table:style-name="TableCell1579" table:number-columns-spanned="2">
            <text:p text:style-name="P1580">管線是否標示內容氣體品名及流向</text:p>
          </table:table-cell>
          <table:covered-table-cell/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 table:number-columns-spanned="2">
            <text:p text:style-name="P1594"/>
          </table:table-cell>
          <table:covered-table-cell/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 table:number-columns-spanned="2">
            <text:p text:style-name="P1608"/>
          </table:table-cell>
          <table:covered-table-cell/>
          <table:table-cell table:style-name="TableCell1609" table:number-columns-spanned="2">
            <text:p text:style-name="P1610"/>
          </table:table-cell>
          <table:covered-table-cell/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 table:number-columns-spanned="2">
            <text:p text:style-name="P1626"/>
          </table:table-cell>
          <table:covered-table-cell/>
          <table:table-cell table:style-name="TableCell1627" table:number-columns-spanned="2">
            <text:p text:style-name="P1628"/>
          </table:table-cell>
          <table:covered-table-cell/>
          <table:table-cell table:style-name="TableCell1629">
            <text:p text:style-name="P1630"/>
          </table:table-cell>
          <table:table-cell table:style-name="TableCell1631">
            <text:p text:style-name="P1632"/>
          </table:table-cell>
          <table:table-cell table:style-name="TableCell1633">
            <text:p text:style-name="P1634"/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  <table:table-cell table:style-name="TableCell1641">
            <text:p text:style-name="P1642"/>
          </table:table-cell>
        </table:table-row>
        <table:table-row table:style-name="TableRow1643">
          <table:table-cell table:style-name="TableCell1644" table:number-columns-spanned="5">
            <text:p text:style-name="P1645"><text:span text:style-name="T1646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/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 table:number-columns-spanned="2">
            <text:p text:style-name="P1660"/>
          </table:table-cell>
          <table:covered-table-cell/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 table:number-columns-spanned="2">
            <text:p text:style-name="P1676"/>
          </table:table-cell>
          <table:covered-table-cell/>
          <table:table-cell table:style-name="TableCell1677">
            <text:p text:style-name="P1678"/>
          </table:table-cell>
          <table:table-cell table:style-name="TableCell1679">
            <text:p text:style-name="P1680"/>
          </table:table-cell>
          <table:table-cell table:style-name="TableCell1681">
            <text:p text:style-name="P1682"/>
          </table:table-cell>
          <table:table-cell table:style-name="TableCell1683">
            <text:p text:style-name="P1684"/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  <table:table-cell table:style-name="TableCell1689">
            <text:p text:style-name="P1690"/>
          </table:table-cell>
          <table:table-cell table:style-name="TableCell1691" table:number-columns-spanned="2">
            <text:p text:style-name="P1692"/>
          </table:table-cell>
          <table:covered-table-cell/>
          <table:table-cell table:style-name="TableCell1693" table:number-columns-spanned="2">
            <text:p text:style-name="P1694"/>
          </table:table-cell>
          <table:covered-table-cell/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</table:table-row>
        <table:table-row table:style-name="TableRow1709">
          <table:table-cell table:style-name="TableCell1710" table:number-columns-spanned="5">
            <text:p text:style-name="P1711"><text:span text:style-name="T1712">檢查人員</text:span><text:span text:style-name="T1713">(</text:span><text:span text:style-name="T1714">每日或作業前</text:span><text:span text:style-name="T1715">)</text:span></text:p>
          </table:table-cell>
          <table:covered-table-cell/>
          <table:covered-table-cell/>
          <table:covered-table-cell/>
          <table:covered-table-cell/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 table:number-columns-spanned="2">
            <text:p text:style-name="P1729"/>
          </table:table-cell>
          <table:covered-table-cell/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/>
          </table:table-cell>
          <table:table-cell table:style-name="TableCell1740">
            <text:p text:style-name="P1741"/>
          </table:table-cell>
          <table:table-cell table:style-name="TableCell1742" table:number-columns-spanned="2">
            <text:p text:style-name="P1743"/>
          </table:table-cell>
          <table:covered-table-cell/>
          <table:table-cell table:style-name="TableCell1744" table:number-columns-spanned="2">
            <text:p text:style-name="P1745"/>
          </table:table-cell>
          <table:covered-table-cell/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 table:number-columns-spanned="2">
            <text:p text:style-name="P1761"/>
          </table:table-cell>
          <table:covered-table-cell/>
          <table:table-cell table:style-name="TableCell1762" table:number-columns-spanned="2">
            <text:p text:style-name="P1763"/>
          </table:table-cell>
          <table:covered-table-cell/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</table:table-row>
        <table:table-row table:style-name="TableRow1778">
          <table:table-cell table:style-name="TableCell1779" table:number-columns-spanned="2" table:number-rows-spanned="2">
            <text:p text:style-name="P1780"><text:span text:style-name="T1781">注意事項</text:span></text:p>
          </table:table-cell>
          <table:covered-table-cell/>
          <table:table-cell table:style-name="TableCell1782" table:number-columns-spanned="18" table:number-rows-spanned="2">
            <text:p text:style-name="P1783"><text:span text:style-name="T1784">1.</text:span><text:span text:style-name="T1785">依職業安全衛生管理辦法第</text:span><text:span text:style-name="T1786">62.65</text:span><text:span text:style-name="T1787">條實施，檢查週期：操作人員</text:span><text:span text:style-name="T1788">每日或作業前進行檢點</text:span><text:span text:style-name="T1789">。</text:span></text:p>
            <text:p text:style-name="P1790"><text:span text:style-name="T1791">2.</text:span><text:span text:style-name="T1792">檢點結果應詳實紀錄，檢點結果正常打</text:span><text:span text:style-name="T1793">(</text:span><text:span text:style-name="T1794"></text:span><text:span text:style-name="T1795">)</text:span><text:span text:style-name="T1796">，異常打</text:span><text:span text:style-name="T1797">(</text:span><text:span text:style-name="T1798"></text:span><text:span text:style-name="T1799"><text:s/>)</text:span><text:span text:style-name="T1800">，無此項目打</text:span><text:span text:style-name="T1801">(</text:span><text:span text:style-name="T1802">＊或／</text:span><text:span text:style-name="T1803">)</text:span><text:span text:style-name="T1804">，異常時，</text:span><text:span text:style-name="T1805">請</text:span><text:span text:style-name="T1806">立即報修</text:span><text:span text:style-name="T1807">；無異常時，於每月底送工作場所負責人簽章即可。</text:span></text:p>
            <text:p text:style-name="P1808"><text:span text:style-name="T1809">3.</text:span><text:s/><text:span text:style-name="T1810">本表單</text:span><text:span text:style-name="T1811">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12" table:number-columns-spanned="13">
            <text:p text:style-name="P1813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14" table:number-columns-spanned="8">
            <text:p text:style-name="P18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16">
          <table:covered-table-cell>
            <text:p text:style-name="P1817"/>
          </table:covered-table-cell>
          <table:covered-table-cell/>
          <table:covered-table-cell>
            <text:p text:style-name="P181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19" table:number-columns-spanned="13">
            <text:p text:style-name="P1820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1" table:number-columns-spanned="8">
            <text:p text:style-name="P18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文件引導模式" style:display-name="文件引導模式" style:family="paragraph" style:parent-style-name="內文">
      <style:paragraph-properties style:line-height-at-least="0.25in" fo:background-color="#000080"/>
      <style:text-properties style:font-name="Arial" style:letter-kerning="false" style:font-size-complex="10pt" fo:hyphenate="false"/>
    </style:style>
    <style:style style:name="註解文字" style:display-name="註解文字" style:family="paragraph" style:parent-style-name="內文">
      <style:paragraph-properties style:line-height-at-least="0.25in"/>
      <style:text-properties style:letter-kerning="false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3:00Z</meta:creation-date>
    <dc:date>2018-04-23T09:53:00Z</dc:date>
    <meta:print-date>2009-04-17T03:31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39" meta:character-count="1601" meta:row-count="11" meta:non-whitespace-character-count="1365"/>
  </office:meta>
</office:document-meta>
</file>